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style:font-name="Arial Narrow" fo:language="nb" fo:country="NO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Arial Narrow" fo:language="nb" fo:country="NO"/>
    </style:style>
    <style:style style:name="P5" style:family="paragraph" style:parent-style-name="Standard" style:list-style-name="L1">
      <style:text-properties style:font-name="Arial Narrow" fo:language="nb" fo:country="NO"/>
    </style:style>
    <style:style style:name="P6" style:family="paragraph" style:parent-style-name="Standard">
      <style:text-properties fo:language="nb" fo:country="NO"/>
    </style:style>
    <style:style style:name="P7" style:family="paragraph" style:parent-style-name="Heading_20_2">
      <style:paragraph-properties fo:margin-top="0.423cm" fo:margin-bottom="0.106cm" fo:break-before="page" fo:keep-with-next="always"/>
      <style:text-properties style:font-name="Arial" fo:font-size="16pt" fo:language="nb" fo:country="NO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Oversikt over registrerte avvik </text:h>
      <text:p text:style-name="P1"/>
      <text:p text:style-name="P2">Skjermbildet viser oversikt over registrerte avvik på valgt post.</text:p>
      <text:p text:style-name="P2"/>
      <text:p text:style-name="P2">For å registrere nytt avvik klikk «Legg til», eventuelt klikk «Avslutt» for å returnere til kalkulasjonen av arbeidsordren/bestillingen.</text:p>
      <text:p text:style-name="P2"/>
      <text:p text:style-name="P2">Det enkelte avviket kan editeres ved å høyreklikke på rad for aktuelt avvik og velge Editer fra hurtigmenyen. <text:line-break/>Gjør endringer og klikk «Lagre»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4-04T08:49:24</meta:creation-date>
    <dc:creator>knut vidar olsen</dc:creator>
    <dc:date>2009-09-11T15:03:46.80</dc:date>
    <dc:language>en-US</dc:language>
    <meta:editing-cycles>11</meta:editing-cycles>
    <meta:editing-duration>PT06H31M01S</meta:editing-duration>
    <meta:document-statistic meta:table-count="0" meta:image-count="0" meta:object-count="0" meta:page-count="1" meta:paragraph-count="4" meta:word-count="54" meta:character-count="376"/>
    <meta:user-defined meta:name="Info 1"/>
    <meta:user-defined meta:name="Info 2"/>
    <meta:user-defined meta:name="Info 3"/>
    <meta:user-defined meta:name="Info 4"/>
  </office:meta>
</office:document-meta>
</file>